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7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weight-complex="norm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normal" officeooo:rsid="00084f39" officeooo:paragraph-rsid="00084f39" style:font-style-asian="normal" style:font-weight-asian="normal" style:font-name-complex="Arial" style:font-weight-complex="norm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style-complex="normal" style:font-weight-complex="norm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74c1a" officeooo:paragraph-rsid="00074c1a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74c1a" officeooo:paragraph-rsid="00074c1a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10pt" fo:font-style="normal" officeooo:rsid="0007f7df" officeooo:paragraph-rsid="0007f7df" style:font-size-asian="10pt" style:font-style-asian="norm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74c1a" officeooo:paragraph-rsid="00074c1a" style:font-weight-asian="bold" style:font-name-complex="Arial" style:font-weight-complex="bold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paragraph-properties style:snap-to-layout-grid="false"/>
      <style:text-properties fo:font-size="12pt" fo:font-style="normal" officeooo:rsid="00074c1a" officeooo:paragraph-rsid="00074c1a" style:font-size-asian="12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Enfermer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2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2">Enfermero que forma parte del centro médico. Se dedica a tareas de atención sanitaria a los pacientes como curas, tratamientos directos y asistencia a médic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3">Puede ser cualquier enfermero del centro médi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5">Es asistido por auxiliares, y sirve de asistencia a médicos. Realiza trabajos sobre lo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2">CU- Gestión de citas, historial del paciente, incidencias técnicas, gráfica de constante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4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5">Nombre</text:p>
          </table:table-cell>
          <table:table-cell table:style-name="Tabla2.B3" office:value-type="string">
            <text:p text:style-name="P11">Nombre del enfermero</text:p>
          </table:table-cell>
          <table:table-cell table:style-name="Tabla2.C3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15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14">N.º de empleado</text:p>
          </table:table-cell>
          <table:table-cell table:style-name="Tabla2.B4" office:value-type="string">
            <text:p text:style-name="P13">Código asociado a cada trabajador del centro</text:p>
          </table:table-cell>
          <table:table-cell table:style-name="Tabla2.C4" office:value-type="string">
            <text:p text:style-name="P6">Cadena de enteros</text:p>
          </table:table-cell>
        </table:table-row>
        <table:table-row table:style-name="Tabla2.2">
          <table:table-cell table:style-name="Tabla2.A6" office:value-type="string">
            <text:p text:style-name="P14">Teléfono</text:p>
          </table:table-cell>
          <table:table-cell table:style-name="Tabla2.B6" office:value-type="string">
            <text:p text:style-name="P6">Número de tlf de empresa del trabajador</text:p>
          </table:table-cell>
          <table:table-cell table:style-name="Tabla2.C6" office:value-type="string">
            <text:p text:style-name="P6">Cadena de enteros</text:p>
          </table:table-cell>
        </table:table-row>
        <table:table-row table:style-name="Tabla2.2">
          <table:table-cell table:style-name="Tabla2.A7" office:value-type="string">
            <text:p text:style-name="P14">Cuenta bancaria</text:p>
          </table:table-cell>
          <table:table-cell table:style-name="Tabla2.B7" office:value-type="string">
            <text:p text:style-name="P6">Cuenta en la que se abonarán las nóminas</text:p>
          </table:table-cell>
          <table:table-cell table:style-name="Tabla2.C7" office:value-type="string">
            <text:p text:style-name="P6">Cadena de caracteres</text:p>
          </table:table-cell>
        </table:table-row>
        <table:table-row table:style-name="Tabla2.2">
          <table:table-cell table:style-name="Tabla2.A7" office:value-type="string">
            <text:p text:style-name="P14">Especialidad</text:p>
          </table:table-cell>
          <table:table-cell table:style-name="Tabla2.B7" office:value-type="string">
            <text:p text:style-name="P6">Especialidad del enfermero</text:p>
          </table:table-cell>
          <table:table-cell table:style-name="Tabla2.C7" office:value-type="string">
            <text:p text:style-name="P6">Cadena de caracteres</text:p>
          </table:table-cell>
        </table:table-row>
        <table:table-row table:style-name="Tabla2.2">
          <table:table-cell table:style-name="Tabla2.A7" office:value-type="string">
            <text:p text:style-name="P14">Sala</text:p>
          </table:table-cell>
          <table:table-cell table:style-name="Tabla2.B7" office:value-type="string">
            <text:p text:style-name="P6">Sala o lugar donde realiza los tratamientos a los pacientes</text:p>
          </table:table-cell>
          <table:table-cell table:style-name="Tabla2.C7" office:value-type="string">
            <text:p text:style-name="P6">Int</text:p>
          </table:table-cell>
        </table:table-row>
        <table:table-row table:style-name="Tabla2.2">
          <table:table-cell table:style-name="Tabla2.A7" office:value-type="string">
            <text:p text:style-name="P6"/>
          </table:table-cell>
          <table:table-cell table:style-name="Tabla2.B7" office:value-type="string">
            <text:p text:style-name="P6"/>
          </table:table-cell>
          <table:table-cell table:style-name="Tabla2.C7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50:52.806963319</meta:creation-date>
    <dc:date>2018-04-08T18:20:45.538963546</dc:date>
    <meta:editing-cycles>9</meta:editing-cycles>
    <meta:editing-duration>PT17M37S</meta:editing-duration>
    <meta:generator>LibreOffice/5.4.5.1$Linux_X86_64 LibreOffice_project/40m0$Build-1</meta:generator>
    <meta:document-statistic meta:table-count="3" meta:image-count="0" meta:object-count="0" meta:page-count="1" meta:paragraph-count="43" meta:word-count="156" meta:character-count="1018" meta:non-whitespace-character-count="905"/>
  </office:meta>
</office:document-meta>
</file>